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settings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3.134cm" fo:min-width="4.884cm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svg:stroke-color="#000000" draw:marker-end="Concave" draw:marker-end-width="0.3cm" draw:fill="none" draw:textarea-vertical-align="middle"/>
    </style:style>
    <style:style style:name="gr4" style:family="graphic" style:parent-style-name="standard">
      <style:graphic-properties svg:stroke-color="#e3c400" draw:fill="solid" draw:fill-color="#ffffd7" draw:textarea-horizontal-align="justify" draw:textarea-vertical-align="middle" draw:auto-grow-height="false" fo:min-height="3cm" fo:min-width="5.301cm"/>
    </style:style>
    <style:style style:name="gr5" style:family="graphic" style:parent-style-name="standard">
      <style:graphic-properties svg:stroke-color="#5983b0" draw:fill="solid" draw:fill-color="#dee6ef" draw:textarea-horizontal-align="justify" draw:textarea-vertical-align="middle" draw:auto-grow-height="false" fo:min-height="2.91cm" fo:min-width="5.91cm"/>
    </style:style>
    <style:style style:name="gr6" style:family="graphic" style:parent-style-name="standard">
      <style:graphic-properties svg:stroke-color="#f10d0c" draw:fill="solid" draw:fill-color="#ffa6a6" draw:opacity="50%" draw:textarea-horizontal-align="justify" draw:textarea-vertical-align="middle" draw:auto-grow-height="false" fo:min-height="2.458cm" fo:min-width="4.908cm" draw:shadow-opacity="50%"/>
    </style:style>
    <style:style style:name="gr7" style:family="graphic" style:parent-style-name="objectwithoutfill">
      <style:graphic-properties svg:stroke-color="#355269" draw:marker-end="Extrémités_20_de_20_flèche_20_1" draw:marker-end-width="0.3cm" draw:fill="none" draw:fill-color="#000000" draw:textarea-vertical-align="middle"/>
    </style:style>
    <style:style style:name="gr8" style:family="graphic" style:parent-style-name="Objet_20_sans_20_remplissage_20_et_20_sans_20_ligne">
      <style:graphic-properties svg:stroke-color="#3465a4" draw:fill-color="#355269" draw:textarea-horizontal-align="center" draw:textarea-vertical-align="middle" draw:ole-draw-aspect="1" style:protect="siz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d7"/>
      <style:paragraph-properties fo:text-align="center"/>
    </style:style>
    <style:style style:name="P5" style:family="paragraph">
      <loext:graphic-properties draw:fill="solid" draw:fill-color="#ffa6a6" draw:opacity="50%"/>
      <style:paragraph-properties fo:text-align="center"/>
    </style:style>
    <style:style style:name="P6" style:family="paragraph">
      <loext:graphic-properties draw:fill="none" draw:fill-color="#000000"/>
      <style:paragraph-properties fo:text-align="center"/>
    </style:style>
    <style:style style:name="P7" style:family="paragraph">
      <loext:graphic-properties draw:fill-color="#35526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5cm" svg:height="3.75cm" svg:x="3.949cm" svg:y="4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4.683cm" svg:height="0.542cm" svg:x="4.148cm" svg:y="4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5.73cm" svg:height="0.93cm" svg:x="4.009cm" svg:y="5.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3" draw:layer="layout" svg:x1="9.699cm" svg:y1="6.25cm" svg:x2="10.5cm" svg:y2="6.25cm">
          <text:p/>
        </draw:line>
        <draw:custom-shape draw:style-name="gr4" draw:text-style-name="P4" draw:layer="layout" svg:width="5.801cm" svg:height="3.25cm" svg:x="10.449cm" svg:y="4.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77cm" svg:height="0.93cm" svg:x="3.981cm" svg:y="6.2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2.42cm" svg:height="0.56cm" svg:x="7.029cm" svg:y="7.1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2" draw:layer="layout" svg:width="3.161cm" svg:height="0.47cm" svg:x="10.499cm" svg:y="4.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2" draw:layer="layout" svg:width="5.795cm" svg:height="1.258cm" svg:x="10.455cm" svg:y="4.99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5" draw:text-style-name="P1" draw:layer="layout" svg:width="6.75cm" svg:height="3.5cm" svg:x="3.3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21cm" svg:height="0.47cm" svg:x="3.499cm" svg:y="11.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5.514cm" svg:height="0.929cm" svg:x="3.486cm" svg:y="12.07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3" draw:text-style-name="P3" draw:layer="layout" svg:x1="10.05cm" svg:y1="12.95cm" svg:x2="10.75cm" svg:y2="12.95cm">
          <text:p/>
        </draw:line>
        <draw:frame draw:style-name="gr2" draw:text-style-name="P2" draw:layer="layout" svg:width="2.326cm" svg:height="0.56cm" svg:x="7.5cm" svg:y="1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custom-shape draw:style-name="gr6" draw:text-style-name="P5" draw:layer="layout" svg:width="5.7cm" svg:height="3cm" svg:x="10.8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612cm" svg:height="0.47cm" svg:x="10.999cm" svg:y="11.7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2" draw:layer="layout" svg:width="2.652cm" svg:height="0.47cm" svg:x="10.999cm" svg:y="12.2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2" draw:layer="layout" svg:width="3.54cm" svg:height="0.47cm" svg:x="10.999cm" svg:y="12.7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7" draw:text-style-name="P6" draw:layer="layout" svg:x1="6cm" svg:y1="8.25cm" svg:x2="6.75cm" svg:y2="7cm">
          <text:p/>
        </draw:line>
        <draw:frame draw:style-name="gr8" draw:text-style-name="P7" draw:layer="layout" svg:width="3.219cm" svg:height="0.484cm" svg:x="4.281cm" svg:y="8.26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2" draw:layer="layout" svg:width="4.97cm" svg:height="0.93cm" svg:x="10.695cm" svg:y="6.5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2" draw:layer="layout" svg:width="4.97cm" svg:height="0.93cm" svg:x="3.5cm" svg:y="13.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2.726cm" svg:height="1.003cm" svg:x="13.024cm" svg:y="13.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2" draw:layer="layout" svg:width="0.949cm" svg:height="0.47cm" svg:x="11.801cm" svg:y="13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oncave" svg:viewBox="0 0 1131 1580" svg:d="M1013 1491l118 89-567-1580-564 1580 114-85 136-68 148-46 161-17 161 13 153 46z"/>
    <draw:marker draw:name="Extrémités_20_de_20_flèche_20_1" draw:display-name="Extrémités de flèche 1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05cm" svg:stroke-color="#ff860d" draw:marker-start-width="0.28cm" draw:marker-start-center="false" draw:marker-end-width="0.28cm" draw:marker-end-center="false" draw:stroke-linejoin="bevel" draw:fill="solid" draw:fill-color="#ffdbb6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26T15:00:16.482769773</meta:creation-date>
    <dc:date>2023-12-05T14:55:25.413573662</dc:date>
    <meta:editing-duration>PT4H51M48S</meta:editing-duration>
    <meta:editing-cycles>16</meta:editing-cycles>
    <meta:generator>LibreOffice/7.3.7.2$Linux_X86_64 LibreOffice_project/30$Build-2</meta:generator>
    <meta:document-statistic meta:object-count="24"/>
  </office:meta>
</office:document-meta>
</file>

<file path=Object 1/content.xml><?xml version="1.0" encoding="utf-8"?>
<math xmlns="http://www.w3.org/1998/Math/MathML" display="block">
  <semantics>
    <mrow>
      <munder accentunder="true">
        <mrow>
          <mi mathvariant="italic">Train</mi>
          <mi mathvariant="italic">data</mi>
          <mi mathvariant="normal">:</mi>
        </mrow>
        <mo>̲</mo>
      </munder>
      <mrow>
        <mo fence="true" form="prefix" stretchy="false">(</mo>
        <mrow>
          <mrow>
            <msub>
              <mi>n</mi>
              <mi mathvariant="italic">vert</mi>
            </msub>
            <mi>,</mi>
            <msub>
              <mi>n</mi>
              <mi mathvariant="italic">vert</mi>
            </msub>
          </mrow>
        </mrow>
        <mo fence="true" form="postfix" stretchy="false">)</mo>
      </mrow>
    </mrow>
    <annotation encoding="StarMath 5.0">underline{Train data :} (n_{vert},n_{vert})</annotation>
  </semantics>
</math>
</file>

<file path=Object 10/content.xml><?xml version="1.0" encoding="utf-8"?>
<math xmlns="http://www.w3.org/1998/Math/MathML" display="block">
  <semantics>
    <mrow>
      <mrow>
        <msub>
          <mi mathvariant="italic">loss</mi>
          <mi>θ</mi>
        </msub>
        <mo stretchy="false">=</mo>
        <mfrac>
          <mn>1</mn>
          <msub>
            <mi>n</mi>
            <mi mathvariant="italic">data</mi>
          </msub>
        </mfrac>
      </mrow>
      <mrow>
        <munderover>
          <mo stretchy="false">∑</mo>
          <mrow>
            <mi>i</mi>
            <mo stretchy="false">=</mo>
            <mn>1</mn>
          </mrow>
          <msub>
            <mi>n</mi>
            <mi mathvariant="italic">data</mi>
          </msub>
        </munderover>
        <msub>
          <mrow>
            <mo fence="true" form="prefix" stretchy="false">‖</mo>
            <mrow>
              <mrow>
                <msub>
                  <mi>ϕ</mi>
                  <mi>i</mi>
                </msub>
                <mrow>
                  <msub>
                    <mi>W</mi>
                    <mrow>
                      <mi>θ</mi>
                      <mi>,</mi>
                      <mi>i</mi>
                    </mrow>
                  </msub>
                  <mo stretchy="false">−</mo>
                  <msub>
                    <mi>ϕ</mi>
                    <mi>i</mi>
                  </msub>
                </mrow>
                <msub>
                  <mi>W</mi>
                  <mi>i</mi>
                </msub>
              </mrow>
            </mrow>
            <mo fence="true" form="postfix" stretchy="false">‖</mo>
          </mrow>
          <mn>2</mn>
        </msub>
      </mrow>
    </mrow>
    <annotation encoding="StarMath 5.0">loss_%theta=frac{1}{n_{data}} sum from{i=1} to{n_{data}} ldline %phi_i W_{%theta,i}-%phi_i W_i rdline_{2}</annotation>
  </semantics>
</math>
</file>

<file path=Object 11/content.xml><?xml version="1.0" encoding="utf-8"?>
<math xmlns="http://www.w3.org/1998/Math/MathML" display="block">
  <semantics>
    <mrow>
      <mrow>
        <msub>
          <mi>X</mi>
          <mi mathvariant="italic">test</mi>
        </msub>
        <mo stretchy="false">=</mo>
        <mo stretchy="false">{</mo>
      </mrow>
      <msub>
        <mi>F</mi>
        <mi>i</mi>
      </msub>
      <mi>,</mi>
      <msub>
        <mi>G</mi>
        <mi>i</mi>
      </msub>
      <mi>,</mi>
      <msub>
        <mi>ϕ</mi>
        <mi>i</mi>
      </msub>
      <mo stretchy="false">}</mo>
    </mrow>
    <annotation encoding="StarMath 5.0">X_{test}=\{F_i,G_i,%phi_i\}</annotation>
  </semantics>
</math>
</file>

<file path=Object 13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sub>
        <mi>n</mi>
        <mi mathvariant="italic">test</mi>
      </msub>
    </mrow>
    <annotation encoding="StarMath 5.0">i=1,...,n_{test}</annotation>
  </semantics>
</math>
</file>

<file path=Object 15/content.xml><?xml version="1.0" encoding="utf-8"?>
<math xmlns="http://www.w3.org/1998/Math/MathML" display="block">
  <semantics>
    <mrow>
      <mo stretchy="false">→</mo>
      <mi mathvariant="italic">by</mi>
      <mi mathvariant="italic">adding</mi>
    </mrow>
    <annotation encoding="StarMath 5.0">rightarrow  by adding</annotation>
  </semantics>
</math>
</file>

<file path=Object 16/content.xml><?xml version="1.0" encoding="utf-8"?>
<math xmlns="http://www.w3.org/1998/Math/MathML" display="block">
  <semantics>
    <mrow>
      <mi mathvariant="italic">Correction</mi>
      <mi mathvariant="normal">:</mi>
    </mrow>
    <annotation encoding="StarMath 5.0">Correction :</annotation>
  </semantics>
</math>
</file>

<file path=Object 17/content.xml><?xml version="1.0" encoding="utf-8"?>
<math xmlns="http://www.w3.org/1998/Math/MathML" display="block">
  <semantics>
    <mrow>
      <mo stretchy="false">→</mo>
      <mi mathvariant="italic">by</mi>
      <mi mathvariant="italic">multiplying</mi>
    </mrow>
    <annotation encoding="StarMath 5.0">rightarrow  by multiplying</annotation>
  </semantics>
</math>
</file>

<file path=Object 2/content.xml><?xml version="1.0" encoding="utf-8"?>
<math xmlns="http://www.w3.org/1998/Math/MathML" display="block">
  <semantics>
    <mrow>
      <mrow>
        <msub>
          <mi>X</mi>
          <mi mathvariant="italic">train</mi>
        </msub>
        <mo stretchy="false">=</mo>
        <mo stretchy="false">{</mo>
      </mrow>
      <msub>
        <mi>F</mi>
        <mi>i</mi>
      </msub>
      <mi>,</mi>
      <msub>
        <mi>G</mi>
        <mi>i</mi>
      </msub>
      <mi>,</mi>
      <msub>
        <mi>ϕ</mi>
        <mi>i</mi>
      </msub>
      <mo stretchy="false">}</mo>
    </mrow>
    <annotation encoding="StarMath 5.0">X_{train}=\{F_i,G_i,%phi_i\}</annotation>
  </semantics>
</math>
</file>

<file path=Object 20/content.xml><?xml version="1.0" encoding="utf-8"?>
<math xmlns="http://www.w3.org/1998/Math/MathML" display="block">
  <semantics>
    <mrow>
      <mi mathvariant="italic">Solution</mi>
      <mrow>
        <mi>ϕ</mi>
        <mo stretchy="false">−</mo>
        <mi mathvariant="italic">FEM</mi>
      </mrow>
    </mrow>
    <annotation encoding="StarMath 5.0">Solution %phi-FEM</annotation>
  </semantics>
</math>
</file>

<file path=Object 21/content.xml><?xml version="1.0" encoding="utf-8"?>
<math xmlns="http://www.w3.org/1998/Math/MathML" display="block">
  <semantics>
    <mrow>
      <mrow>
        <msub>
          <mi>Y</mi>
          <mi mathvariant="italic">pred</mi>
        </msub>
        <mo stretchy="false">=</mo>
        <mo stretchy="false">{</mo>
      </mrow>
      <msub>
        <mi>ϕ</mi>
        <mi>i</mi>
      </msub>
      <msub>
        <mi>W</mi>
        <mrow>
          <mi>θ</mi>
          <mi>,</mi>
          <mi>i</mi>
        </mrow>
      </msub>
      <mo stretchy="false">}</mo>
    </mrow>
    <annotation encoding="StarMath 5.0">Y_{pred}=\{%phi_i W_{%theta,i}\}</annotation>
  </semantics>
</math>
</file>

<file path=Object 3/content.xml><?xml version="1.0" encoding="utf-8"?>
<math xmlns="http://www.w3.org/1998/Math/MathML" display="block">
  <semantics>
    <mrow>
      <mrow>
        <msub>
          <mi>Y</mi>
          <mi mathvariant="italic">pred</mi>
        </msub>
        <mo stretchy="false">=</mo>
        <mo stretchy="false">{</mo>
      </mrow>
      <msub>
        <mi>ϕ</mi>
        <mi>i</mi>
      </msub>
      <msub>
        <mi>W</mi>
        <mrow>
          <mi>θ</mi>
          <mi>,</mi>
          <mi>i</mi>
        </mrow>
      </msub>
      <mo stretchy="false">}</mo>
    </mrow>
    <annotation encoding="StarMath 5.0">Y_{pred}=\{%phi_i W_{%theta,i}\}</annotation>
  </semantics>
</math>
</file>

<file path=Object 4/content.xml><?xml version="1.0" encoding="utf-8"?>
<math xmlns="http://www.w3.org/1998/Math/MathML" display="block">
  <semantics>
    <mfrac bevelled="true">
      <mi mathvariant="italic">FEM</mi>
      <mrow>
        <mi>ϕ</mi>
        <mo stretchy="false">−</mo>
        <mi mathvariant="italic">FEM</mi>
      </mrow>
    </mfrac>
    <annotation encoding="StarMath 5.0">{FEM} wideslash {%phi-FEM}</annotation>
  </semantics>
</math>
</file>

<file path=Object 5/content.xml><?xml version="1.0" encoding="utf-8"?>
<math xmlns="http://www.w3.org/1998/Math/MathML" display="block">
  <semantics>
    <munder accentunder="true">
      <mrow>
        <mi mathvariant="italic">Test</mi>
        <mi mathvariant="italic">data</mi>
        <mi mathvariant="normal">:</mi>
      </mrow>
      <mo>̲</mo>
    </munder>
    <annotation encoding="StarMath 5.0">underline{Test data :}</annotation>
  </semantics>
</math>
</file>

<file path=Object 6/content.xml><?xml version="1.0" encoding="utf-8"?>
<math xmlns="http://www.w3.org/1998/Math/MathML" display="block">
  <semantics>
    <mi mathvariant="italic">with</mi>
    <annotation encoding="StarMath 5.0">with</annotation>
  </semantics>
</math>
</file>

<file path=Object 7/content.xml><?xml version="1.0" encoding="utf-8"?>
<math xmlns="http://www.w3.org/1998/Math/MathML" display="block">
  <semantics>
    <mrow>
      <mrow>
        <msub>
          <mi>Y</mi>
          <mi mathvariant="italic">train</mi>
        </msub>
        <mo stretchy="false">=</mo>
        <mo stretchy="false">{</mo>
      </mrow>
      <msub>
        <mi>W</mi>
        <mi>i</mi>
      </msub>
      <mo stretchy="false">}</mo>
    </mrow>
    <annotation encoding="StarMath 5.0">Y_{train}=\{W_i\}</annotation>
  </semantics>
</math>
</file>

<file path=Object 8/content.xml><?xml version="1.0" encoding="utf-8"?>
<math xmlns="http://www.w3.org/1998/Math/MathML" display="block">
  <semantics>
    <mrow>
      <mrow>
        <mi>i</mi>
        <mo stretchy="false">=</mo>
        <mn>1</mn>
      </mrow>
      <mi>,</mi>
      <mn>...</mn>
      <mi>,</mi>
      <msub>
        <mi>n</mi>
        <mi mathvariant="italic">data</mi>
      </msub>
    </mrow>
    <annotation encoding="StarMath 5.0">i=1,...,n_{data}</annotation>
  </semantics>
</math>
</file>

<file path=Object 9/content.xml><?xml version="1.0" encoding="utf-8"?>
<math xmlns="http://www.w3.org/1998/Math/MathML" display="block">
  <semantics>
    <munder accentunder="true">
      <mrow>
        <mi mathvariant="italic">FNO</mi>
        <mi mathvariant="italic">training</mi>
        <mi mathvariant="normal">:</mi>
      </mrow>
      <mo>̲</mo>
    </munder>
    <annotation encoding="StarMath 5.0">underline{FNO training :}</annotation>
  </semantics>
</math>
</file>